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24-02-2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23-01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22-01-2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21-01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20-02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9-02-0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8-02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7-01-30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6-01-2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5-02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4-03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3-01-2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2-01-2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10-01-2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8-01-2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6-01-1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8-02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6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0105510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